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025e3" officeooo:paragraph-rsid="000025e3" style:font-weight-asian="bold" style:font-weight-complex="bold"/>
    </style:style>
    <style:style style:name="P2" style:family="paragraph" style:parent-style-name="Standard">
      <style:paragraph-properties fo:text-align="justify" style:justify-single-word="false">
        <style:tab-stops>
          <style:tab-stop style:position="0.1665in"/>
        </style:tab-stops>
      </style:paragraph-properties>
      <style:text-properties style:text-underline-style="solid" style:text-underline-width="auto" style:text-underline-color="font-color" fo:font-weight="bold" officeooo:rsid="000025e3" officeooo:paragraph-rsid="000025e3" style:font-weight-asian="bold" style:font-weight-complex="bold"/>
    </style:style>
    <style:style style:name="P3" style:family="paragraph" style:parent-style-name="Standard">
      <style:paragraph-properties fo:text-align="justify" style:justify-single-word="false">
        <style:tab-stops>
          <style:tab-stop style:position="0.1665in"/>
        </style:tab-stops>
      </style:paragraph-properties>
      <style:text-properties style:text-underline-style="none" fo:font-weight="normal" officeooo:rsid="00078549" officeooo:paragraph-rsid="00078549" style:font-weight-asian="normal" style:font-weight-complex="normal"/>
    </style:style>
    <style:style style:name="P4" style:family="paragraph" style:parent-style-name="Standard">
      <style:paragraph-properties fo:text-align="justify" style:justify-single-word="false">
        <style:tab-stops>
          <style:tab-stop style:position="0.1665in"/>
        </style:tab-stops>
      </style:paragraph-properties>
      <style:text-properties style:text-underline-style="none" fo:font-weight="normal" officeooo:rsid="00082448" officeooo:paragraph-rsid="000979a7" style:font-weight-asian="normal" style:font-weight-complex="normal"/>
    </style:style>
    <style:style style:name="P5" style:family="paragraph" style:parent-style-name="Standard">
      <style:paragraph-properties fo:text-align="justify" style:justify-single-word="false">
        <style:tab-stops>
          <style:tab-stop style:position="0.1665in"/>
        </style:tab-stops>
      </style:paragraph-properties>
      <style:text-properties style:text-underline-style="none" fo:font-weight="normal" officeooo:rsid="000979a7" officeooo:paragraph-rsid="000979a7" style:font-weight-asian="normal" style:font-weight-complex="normal"/>
    </style:style>
    <style:style style:name="P6" style:family="paragraph" style:parent-style-name="Standard">
      <style:paragraph-properties fo:text-align="justify" style:justify-single-word="false">
        <style:tab-stops>
          <style:tab-stop style:position="0.1665in"/>
        </style:tab-stops>
      </style:paragraph-properties>
      <style:text-properties style:text-underline-style="none" fo:font-weight="normal" officeooo:rsid="000b33ba" officeooo:paragraph-rsid="000b33ba" style:font-weight-asian="normal" style:font-weight-complex="normal"/>
    </style:style>
    <style:style style:name="P7" style:family="paragraph" style:parent-style-name="Standard">
      <style:paragraph-properties fo:text-align="justify" style:justify-single-word="false"/>
      <style:text-properties style:text-underline-style="none" fo:font-weight="bold" officeooo:rsid="000025e3" officeooo:paragraph-rsid="000025e3" style:font-weight-asian="bold" style:font-weight-complex="bold"/>
    </style:style>
    <style:style style:name="P8" style:family="paragraph" style:parent-style-name="Standard">
      <style:paragraph-properties fo:text-align="justify" style:justify-single-word="false">
        <style:tab-stops>
          <style:tab-stop style:position="0.1665in"/>
        </style:tab-stops>
      </style:paragraph-properties>
      <style:text-properties style:text-underline-style="none" fo:font-weight="bold" officeooo:rsid="000025e3" officeooo:paragraph-rsid="000025e3" style:font-weight-asian="bold" style:font-weight-complex="bold"/>
    </style:style>
    <style:style style:name="P9" style:family="paragraph" style:parent-style-name="Standard">
      <style:paragraph-properties fo:text-align="justify" style:justify-single-word="false">
        <style:tab-stops>
          <style:tab-stop style:position="0.1665in"/>
        </style:tab-stops>
      </style:paragraph-properties>
      <style:text-properties style:text-underline-style="none" fo:font-weight="bold" officeooo:rsid="00014c14" officeooo:paragraph-rsid="00014c14" style:font-weight-asian="bold" style:font-weight-complex="bold"/>
    </style:style>
    <style:style style:name="P10" style:family="paragraph" style:parent-style-name="Standard">
      <style:paragraph-properties fo:text-align="justify" style:justify-single-word="false">
        <style:tab-stops>
          <style:tab-stop style:position="0.1665in"/>
        </style:tab-stops>
      </style:paragraph-properties>
      <style:text-properties style:text-underline-style="none" fo:font-weight="bold" officeooo:rsid="0001872f" officeooo:paragraph-rsid="0001872f" style:font-weight-asian="bold" style:font-weight-complex="bold"/>
    </style:style>
    <style:style style:name="P11" style:family="paragraph" style:parent-style-name="Standard">
      <style:paragraph-properties fo:text-align="justify" style:justify-single-word="false">
        <style:tab-stops>
          <style:tab-stop style:position="0.1665in"/>
        </style:tab-stops>
      </style:paragraph-properties>
      <style:text-properties style:text-underline-style="none" fo:font-weight="bold" officeooo:rsid="00037ad1" officeooo:paragraph-rsid="00037ad1" style:font-weight-asian="bold" style:font-weight-complex="bold"/>
    </style:style>
    <style:style style:name="P12" style:family="paragraph" style:parent-style-name="Standard">
      <style:paragraph-properties fo:text-align="justify" style:justify-single-word="false">
        <style:tab-stops>
          <style:tab-stop style:position="0.1665in"/>
        </style:tab-stops>
      </style:paragraph-properties>
      <style:text-properties style:text-underline-style="none" fo:font-weight="bold" officeooo:rsid="00078549" officeooo:paragraph-rsid="00078549" style:font-weight-asian="bold" style:font-weight-complex="bold"/>
    </style:style>
    <style:style style:name="P13" style:family="paragraph" style:parent-style-name="Standard">
      <style:paragraph-properties fo:text-align="justify" style:justify-single-word="false">
        <style:tab-stops>
          <style:tab-stop style:position="0.1665in"/>
        </style:tab-stops>
      </style:paragraph-properties>
      <style:text-properties style:text-underline-style="none" fo:font-weight="bold" officeooo:rsid="000979a7" officeooo:paragraph-rsid="000979a7"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025e3" style:font-size-asian="15pt" style:font-weight-asian="bold" style:font-size-complex="15pt" style:font-weight-complex="bold"/>
    </style:style>
    <style:style style:name="P16" style:family="paragraph" style:parent-style-name="Standard">
      <style:paragraph-properties fo:text-align="justify" style:justify-single-word="false"/>
      <style:text-properties style:text-underline-style="none" fo:font-weight="normal" officeooo:rsid="000025e3" officeooo:paragraph-rsid="000025e3" style:font-weight-asian="normal" style:font-weight-complex="normal"/>
    </style:style>
    <style:style style:name="P17" style:family="paragraph" style:parent-style-name="Standard">
      <style:paragraph-properties fo:text-align="justify" style:justify-single-word="false">
        <style:tab-stops>
          <style:tab-stop style:position="0.1665in"/>
        </style:tab-stops>
      </style:paragraph-properties>
      <style:text-properties style:text-underline-style="none" fo:font-weight="normal" officeooo:rsid="00014c14" officeooo:paragraph-rsid="000025e3" style:font-weight-asian="normal" style:font-weight-complex="normal"/>
    </style:style>
    <style:style style:name="P18" style:family="paragraph" style:parent-style-name="Standard">
      <style:paragraph-properties fo:text-align="justify" style:justify-single-word="false">
        <style:tab-stops>
          <style:tab-stop style:position="0.1665in"/>
        </style:tab-stops>
      </style:paragraph-properties>
      <style:text-properties style:text-underline-style="none" fo:font-weight="normal" officeooo:rsid="00037ad1" officeooo:paragraph-rsid="00037ad1" style:font-weight-asian="normal" style:font-weight-complex="normal"/>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normal" officeooo:rsid="00014c14" style:font-weight-asian="normal" style:font-weight-complex="normal"/>
    </style:style>
    <style:style style:name="T4" style:family="text">
      <style:text-properties fo:font-weight="normal" officeooo:rsid="0001872f" style:font-weight-asian="normal" style:font-weight-complex="normal"/>
    </style:style>
    <style:style style:name="T5" style:family="text">
      <style:text-properties officeooo:rsid="00014c14"/>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officeooo:rsid="00082448"/>
    </style:style>
    <style:style style:name="T9" style:family="text">
      <style:text-properties officeooo:rsid="000979a7"/>
    </style:style>
    <style:style style:name="T10" style:family="text">
      <style:text-properties style:font-name="Liberation Serif1" officeooo:rsid="000979a7" style:font-name-asian="Liberation Serif1" style:font-name-complex="Liberation Serif1"/>
    </style:style>
    <style:style style:name="T11" style:family="text">
      <style:text-properties officeooo:rsid="000bb49d"/>
    </style:style>
    <style:style style:name="T12" style:family="text">
      <style:text-properties officeooo:rsid="00117709"/>
    </style:style>
    <style:style style:name="T13" style:family="text">
      <style:text-properties officeooo:rsid="0012b0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HOMEWORK 1 REPORT</text:p>
      <text:p text:style-name="P14"/>
      <text:p text:style-name="P1"><text:span text:style-name="T1">1. </text:span>Depth First Search (DFS):</text:p>
      <text:p text:style-name="P7">Stack <text:span text:style-name="T2">is used to store all the visited nodes and its successor nodes. Initially the parent node is pushed</text:span><text:span text:style-name="T3"> </text:span><text:span text:style-name="T2">into the stack. The stack is popped until it becomes empty and for each popped node, its successor and cost is retrieved and pushed into the stack </text:span></text:p>
      <text:p text:style-name="P16"/>
      <text:p text:style-name="P2"><text:span text:style-name="T1">2. </text:span>Breadth First Searc<text:span text:style-name="T5">h</text:span> (BFS):</text:p>
      <text:p text:style-name="P8">Queue <text:span text:style-name="T2">is used to store information (position, cost) about the nodes and its successor. Initially only the parent node is pushed into the empty queue. The queue is popped </text:span><text:span text:style-name="T3">in First In First Out (FIFO) order until it is empty and the successor information (position, cost) of each popped node is again pushed into the queue.</text:span></text:p>
      <text:p text:style-name="P17"/>
      <text:p text:style-name="P9">3. <text:span text:style-name="T6">Uniform Cost Search (UCS):</text:span></text:p>
      <text:p text:style-name="P9">PriorityQueue<text:span text:style-name="T2"> is used to store information (position, cost) about the nodes and its successor for Uniform Cost Search. The parent node is initially pushed into the priorityqueue along with its cost. The priorityqueue is then popped until it is empty, </text:span><text:span text:style-name="T4">based on least cost (the node with the least node from the queue is popped first). Once a node has been popped, all the valid successor’s information (position, cost) is pushed into the queue.</text:span></text:p>
      <text:p text:style-name="P9"/>
      <text:p text:style-name="P10">4. <text:span text:style-name="T6">A- star Algorithm:</text:span></text:p>
      <text:p text:style-name="P11">PriorityQueue <text:span text:style-name="T2">is used to store information (position, cost, cost_plus_heuristic) about the nodes and its successor for A-star Algorithm. Intiailly the position for parent node is passed into the queue along with cost as 0 and total cost as 0. The priorityqueue is then popped until it is empty based on least total cost (derived from heuristic function). Once a node has been popped, the heuristic cost (estimated cost to reach goal) for each of its successor is determined and is </text:span><text:span text:style-name="T7">pushed</text:span><text:span text:style-name="T2"> into the stack.</text:span></text:p>
      <text:p text:style-name="P18"/>
      <text:p text:style-name="P11">5. <text:span text:style-name="T6">Finding All Corners:</text:span></text:p>
      <text:p text:style-name="P3">To travel to all corners, the state information has been modified to contain each node’s position, corners_eaten, cost. To find each successor, the position of each successor is determined and if the position is not wall/corner then the same position is returned along with the passed eaten_corner list. If the given successor is a corner, then eaten_corned list update to include the new node and is now passed to the calling function. isGoalState is also updated to return TRUE only if all the corners have been covered.</text:p>
      <text:p text:style-name="P3"/>
      <text:p text:style-name="P12">6. <text:span text:style-name="T6">Corners Heuristic:</text:span></text:p>
      <text:p text:style-name="P3">In Corner <text:span text:style-name="T8">Heuristic, the manhattan distance from current state to next nearest corner is computed first. The current state is then updated to next nearest corner and the manhattan distance from that position to the next available nearest corner is calculated. This process is repeated until <text:s/>all corners have been covered.</text:span></text:p>
      <text:p text:style-name="P4">Heuristic cost = (<text:span text:style-name="T9">Manhattan distance</text:span> from position to nearest corner) + <text:span text:style-name="T10">∑</text:span>(<text:span text:style-name="T9">Manhattan distance</text:span> from nearest corner to next nearest corner)</text:p>
      <text:p text:style-name="P5">The heuristic is admissible as we are calculating Manhattan distance between every two single position and hence it will never overestimate. The Heuristic is consistent as the manhattan distance between position and nearest corner ensure it so.</text:p>
      <text:p text:style-name="P5"/>
      <text:p text:style-name="P13">7. <text:span text:style-name="T6">FoodHeurisitc:</text:span></text:p>
      <text:p text:style-name="P6"><text:soft-page-break/>In FoodHeuristic, the manhattan distance between all the uneaten Food nodes are computed first and their m<text:span text:style-name="T12">aximum</text:span> value is taken. Next the m<text:span text:style-name="T12">inimum</text:span> manhattan distance from the current position to either of the previous two Foods are added.</text:p>
      <text:p text:style-name="P6">FoodHeuristic = <text:span text:style-name="T12">max</text:span>(Manhattan distance between any two Foods) + <text:span text:style-name="T12">min</text:span>(Manhattan distance between current state and any of the two Foods)</text:p>
      <text:p text:style-name="P6">The Heuristic is admissible as we are calculating the Manhattan distance to reach the <text:span text:style-name="T12">nearest</text:span> <text:span text:style-name="T12">food</text:span> from the current <text:span text:style-name="T12">position</text:span> and then adding that with the m<text:span text:style-name="T12">aximum</text:span> distance required to reach the farthest <text:span text:style-name="T12">food</text:span> from th<text:span text:style-name="T12">e nearest food</text:span>, hence, it will never overestimate. The Heuristic is consistent as we are always calculating the Manhattan distance between the current state and the <text:span text:style-name="T13">nearest</text:span> of the two selected food <text:span text:style-name="T11">nodes plus the manhattan distance between that food node and the farthest f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01:43:57.303612912</meta:creation-date>
    <dc:date>2017-09-20T14:12:02.082266700</dc:date>
    <meta:editing-duration>PT10M2S</meta:editing-duration>
    <meta:editing-cycles>4</meta:editing-cycles>
    <meta:generator>LibreOffice/5.1.6.2$Linux_X86_64 LibreOffice_project/10m0$Build-2</meta:generator>
    <meta:document-statistic meta:table-count="0" meta:image-count="0" meta:object-count="0" meta:page-count="2" meta:paragraph-count="19" meta:word-count="624" meta:character-count="3793" meta:non-whitespace-character-count="3186"/>
  </office:meta>
</office:document-meta>
</file>